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b2c3" style:text-blinking="false" fo:background-color="transparent"/>
    </style:style>
    <style:style style:name="P5" style:family="paragraph" style:parent-style-name="Text_20_body">
      <style:paragraph-properties fo:margin-top="0cm" fo:margin-bottom="0cm" style:contextual-spacing="false" fo:line-height="138%" fo:text-align="justify" style:justify-single-word="false" style:writing-mode="lr-tb"/>
    </style:style>
    <style:style style:name="P6" style:family="paragraph" style:parent-style-name="Text_20_body">
      <style:paragraph-properties fo:margin-left="0.476cm" fo:margin-right="0cm" fo:margin-top="0cm" fo:margin-bottom="0cm" style:contextual-spacing="false" fo:line-height="138%" fo:text-align="center" style:justify-single-word="false" fo:text-indent="0cm" style:auto-text-indent="false" style:writing-mode="lr-tb"/>
    </style:style>
    <style:style style:name="P7" style:family="paragraph" style:parent-style-name="Text_20_body" style:master-page-name="">
      <style:paragraph-properties fo:margin-left="0cm" fo:margin-right="0cm" fo:margin-top="0cm" fo:margin-bottom="0cm" style:contextual-spacing="false" fo:line-height="138%" fo:text-align="center" style:justify-single-word="false" fo:text-indent="0cm" style:auto-text-indent="false" style:page-number="auto"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308968"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4e54a"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f323"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9" style:family="text">
      <style:text-properties fo:font-style="italic"/>
    </style:style>
    <style:style style:name="T10" style:family="text">
      <style:text-properties style:font-name="Courier New" fo:font-weight="bold"/>
    </style:style>
    <style:style style:name="T11" style:family="text">
      <style:text-properties officeooo:rsid="003719c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4">8</text:span><text:span text:style-name="T1">.</text:span><text:span text:style-name="T4">3</text:span><text:span text:style-name="T2">.</text:span><text:span text:style-name="T3">1</text:span><text:span text:style-name="T1">. </text:span><text:span text:style-name="T4">Otra vez e</text:span><text:span text:style-name="T3">l cabezal juega a ser mimo</text:span></text:p>
      <text:p text:style-name="P2"/>
      <text:p text:style-name="P4"><text:bookmark text:name="docs-internal-guid-0fbdf1c9-66cf-07cf-1f75-35b47a03f929"/>¿Te acordás de la actividad “<text:span text:style-name="T9">El cabezal puede contar”</text:span> del capítulo 4? Ahí el cabezal tenía que imitar la cantidad de bolitas azules usando bolitas rojas y tuviste que descubrir la expresión primitiva <text:span text:style-name="T10">nroBolitas </text:span>para hacerlo. En esta actividad hay que hacer algo parecido: imitar las bolitas azules de la celda actual con bolitas rojas; ¡<text:span text:style-name="T9">pero </text:span>la gran diferencia es que la imitación tiene que hacerse <text:span text:style-name="T9">en la celda de al lado</text:span>! Tenés que <text:span text:style-name="T11">construir</text:span> un programa que imite la cantidad de bolitas azules de la celda actual, poniendo la misma cantidad de bolitas rojas en la celda de al lado, al Este. Como siempre, el programa tiene que funcionar en varios tableros diferentes. Te mostramos algunos tableros iniciales y sus correspondientes tableros finales.</text:p>
      <text:p text:style-name="P7"><text:span text:style-name="T7"><draw:frame draw:style-name="fr1" draw:name="Image1" text:anchor-type="as-char" svg:width="7.5cm" svg:height="2.799cm" draw:z-index="0"><draw:image xlink:href="https://lh6.googleusercontent.com/DrCyYMtvVYIpYQuK26xfUaud_3ASaL7cv-yMaKQho5cNI7o7evbbrKaFJP2JUlLZI3d1d8cvtGKOR-ukRDC7nmbePX8aJAdkdc-olF8V00dWvx6JXQy3MoqN78CBajoIKoLjRWrG" xlink:type="simple" xlink:show="embed" xlink:actuate="onLoad"/><svg:title>OtraVezElMimo-1.PNG</svg:title></draw:frame></text:span><text:span text:style-name="T7"> <text:s text:c="5"/></text:span><text:span text:style-name="T7"><draw:frame draw:style-name="fr1" draw:name="Image2" text:anchor-type="as-char" svg:width="7.5cm" svg:height="2.81cm" draw:z-index="1"><draw:image xlink:href="https://lh4.googleusercontent.com/ppueWPtVJFRObSo54BEQXIZRlo4-3-gYD8J142ANbvPlQ_zWsBEl0mfqSXOyTfP1V1DAw75FK8-q8jmz3D7kdGZpirGOYafjghbIBCK2gebadSBlZoKcV_BqgxyelF1g2_SxFKGF" xlink:type="simple" xlink:show="embed" xlink:actuate="onLoad"/></draw:frame></text:span></text:p>
      <text:p text:style-name="P6"/>
      <text:p text:style-name="P5"><text:span text:style-name="T5">Vas a precisar alguna forma de </text:span><text:span text:style-name="T6">recordar </text:span><text:span text:style-name="T5">cuántas bolitas azules hay en la celda actual </text:span><text:span text:style-name="T6">antes </text:span><text:span text:style-name="T5">de moverte al Este, porque si te movés sin recordar, ¡la expresión </text:span><text:span text:style-name="T8">nroBolitas(Azul)</text:span><text:span text:style-name="T7"> </text:span><text:span text:style-name="T5">te va a dar cero y no el número que precisás! Tenés que explorar el entorno una vez más. </text:span></text:p>
      <text:p text:style-name="P3"><text:line-break/><text:span text:style-name="T5">Lo que necesitás es algo que funcione como el papel en el juego del mensaje. Cuando lo encuentres, acordate de que elegir nombres adecuados para las cosas es importante. ¿Qué te parece </text:span><text:span text:style-name="T8">cantidadDeAzulesAImitar</text:span><text:span text:style-name="T7"> </text:span><text:span text:style-name="T5">para el nombre con el que recordar el dato important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17T20:31:28.482000000</dc:date>
    <meta:editing-duration>PT23M30S</meta:editing-duration>
    <meta:editing-cycles>35</meta:editing-cycles>
    <meta:generator>LibreOffice/4.2.5.2$Windows_x86 LibreOffice_project/6ff819b65674ae6c83f3cbab9e4a4c2b292a7a94</meta:generator>
    <meta:document-statistic meta:table-count="0" meta:image-count="2" meta:object-count="0" meta:page-count="1" meta:paragraph-count="5" meta:word-count="225" meta:character-count="1337" meta:non-whitespace-character-count="1107"/>
  </office:meta>
</office:document-meta>
</file>